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690000027904A4A60E.png" manifest:media-type="image/png"/>
  <manifest:file-entry manifest:full-path="Pictures/1000000000000489000003029B4137D3.png" manifest:media-type="image/png"/>
  <manifest:file-entry manifest:full-path="Pictures/100002010000023C000000F172201E1C.png" manifest:media-type="image/png"/>
  <manifest:file-entry manifest:full-path="Pictures/10000000000000A9000000D2B06C6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8cm" draw:marker-start-width="0.242cm" draw:marker-end-width="0.242cm" draw:textarea-vertical-align="middle" fo:padding-top="0.139cm" fo:padding-bottom="0.139cm" fo:padding-left="0.264cm" fo:padding-right="0.264cm" draw:ole-draw-aspect="1"/>
    </style:style>
    <style:style style:name="gr3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917cm" svg:stroke-color="#b2b2b2" draw:marker-start-width="1.575cm" draw:marker-end-width="1.575cm" svg:stroke-linecap="round" draw:fill="solid" draw:fill-color="#729fcf" draw:textarea-vertical-align="middle" fo:padding-top="0.583cm" fo:padding-bottom="0.583cm" fo:padding-left="0.708cm" fo:padding-right="0.708cm"/>
    </style:style>
    <style:style style:name="gr5" style:family="graphic" style:parent-style-name="objectwithoutfill">
      <style:graphic-properties svg:stroke-width="0.423cm" svg:stroke-color="#330099" draw:marker-start="Symmetric_20_Arrow" draw:marker-start-width="0.834cm" draw:marker-end-width="0.834cm" svg:stroke-opacity="100%" svg:stroke-linecap="round" draw:fill="solid" draw:fill-color="#729fcf" draw:textarea-vertical-align="middle" fo:padding-top="0.336cm" fo:padding-bottom="0.336cm" fo:padding-left="0.461cm" fo:padding-right="0.46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21cm" svg:height="3.734cm" svg:x="6.535cm" svg:y="9.906cm">
          <draw:image xlink:href="Pictures/10000000000000A9000000D2B06C6704.png" xlink:type="simple" xlink:show="embed" xlink:actuate="onLoad">
            <text:p/>
          </draw:image>
        </draw:frame>
        <draw:frame draw:style-name="gr2" draw:text-style-name="P1" draw:layer="layout" svg:width="4.318cm" svg:height="3.556cm" svg:x="6.604cm" svg:y="2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318cm" svg:height="3.454cm" svg:x="6.627cm" svg:y="6.096cm">
          <draw:image xlink:href="Pictures/1000000000000489000003029B4137D3.png" xlink:type="simple" xlink:show="embed" xlink:actuate="onLoad">
            <text:p/>
          </draw:image>
        </draw:frame>
        <draw:g>
          <draw:path draw:style-name="gr4" draw:text-style-name="P1" draw:layer="layout" svg:width="1.591cm" svg:height="1.291cm" draw:transform="skewX (0.00837758040957275) rotate (-0.782780169519457) translate (9.97995736392013cm 4.74207645984292cm)" svg:viewBox="0 0 1592 1292" svg:d="M0 4c937-53 1381 390 1592 1288">
            <text:p/>
          </draw:path>
          <draw:path draw:style-name="gr5" draw:text-style-name="P1" draw:layer="layout" svg:width="1.877cm" svg:height="1.727cm" draw:transform="skewX (-0.302116493520218) rotate (-2.43421070775649) translate (11.5093169045763cm 5.70845803250674cm)" svg:viewBox="0 0 1878 1728" svg:d="M1878 0c-1818 341-1878 1728-1878 1728">
            <text:p/>
          </draw:path>
          <draw:path draw:style-name="gr4" draw:text-style-name="P1" draw:layer="layout" svg:width="1.601cm" svg:height="1.299cm" draw:transform="skewX (-0.00244346095279197) rotate (-0.788016157275441) translate (9.97988803181922cm 8.74711296337838cm)" svg:viewBox="0 0 1602 1300" svg:d="M0 4c942-52 1389 394 1602 1296">
            <text:p/>
          </draw:path>
          <draw:path draw:style-name="gr5" draw:text-style-name="P1" draw:layer="layout" svg:width="1.886cm" svg:height="1.739cm" draw:transform="skewX (-0.290597320457056) rotate (-2.42845112122491) translate (11.508875631012cm 9.72553661985705cm)" svg:viewBox="0 0 1887 1740" svg:d="M1887 0c-1828 344-1887 1740-1887 1740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806cm" svg:height="9.555cm" svg:x="2.45cm" svg:y="0.571cm">
          <draw:image xlink:href="Pictures/10000201000002690000027904A4A60E.png" xlink:type="simple" xlink:show="embed" xlink:actuate="onLoad">
            <text:p/>
          </draw:image>
        </draw:frame>
        <draw:frame draw:style-name="gr1" draw:text-style-name="P1" draw:layer="layout" svg:width="9.921cm" svg:height="4.206cm" svg:x="2.644cm" svg:y="9.843cm">
          <draw:image xlink:href="Pictures/100002010000023C000000F172201E1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5.839cm" svg:y="1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2.998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159cm" svg:height="1.561cm" svg:x="3.64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7.835cm" svg:y="1.5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4.935cm" svg:y="7.841cm">
          <draw:text-box>
            <text:p><text:span text:style-name="T1">2</text:span></text:p>
          </draw:text-box>
        </draw:frame>
        <draw:frame draw:style-name="gr8" draw:text-style-name="P2" draw:layer="layout" svg:width="0.972cm" svg:height="1.204cm" svg:x="10.835cm" svg:y="11.241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23:22:22.683227393</meta:creation-date>
    <dc:date>2015-09-07T21:34:05.923591959</dc:date>
    <meta:editing-duration>PT46M5S</meta:editing-duration>
    <meta:editing-cycles>12</meta:editing-cycles>
    <meta:generator>LibreOffice/4.2.8.2$Linux_x86 LibreOffice_project/420m0$Build-2</meta:generator>
    <meta:document-statistic meta:object-count="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319cm" svg:height="3.557cm" xlink:href="." xlink:type="simple" chart:class="chart:scatter" chart:style-name="ch1">
        <chart:plot-area chart:style-name="ch2" chart:data-source-has-labels="both" svg:x="0.086cm" svg:y="0.071cm" svg:width="4.147cm" svg:height="3.415cm">
          <chartooo:coordinate-region svg:x="0.522cm" svg:y="0.27cm" svg:width="3.525cm" svg:height="2.569cm"/>
          <chart:axis chart:dimension="x" chart:name="primary-x" chart:style-name="ch3" chartooo:axis-type="auto">
            <chart:categories table:cell-range-address="local-table.$A$2:.$A$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series chart:style-name="ch6" chart:values-cell-range-address="local-table.$D$2:.$D$60" chart:label-cell-address="local-table.$D$1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449431922624">
                <text:p>1.13449431922624</text:p>
              </table:table-cell>
              <table:table-cell office:value-type="float" office:value="2.89717852560853">
                <text:p>2.89717852560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